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54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Noto Sans CJK SC" style:font-name-asian="Noto Sans CJK SC"/>
    </style:style>
    <style:style style:name="T3" style:family="text">
      <style:text-properties style:text-position="0% 100%" style:font-name="Ari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Noto Sans CJK SC" style:font-name-asian="Noto Sans CJK SC"/>
    </style:style>
    <style:style style:name="T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text-position="0% 100%"/>
    </style:style>
    <style:style style:name="T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Noto Sans CJK SC" style:font-name-asian="Noto Sans CJK SC"/>
    </style:style>
    <style:style style:name="T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カテゴリー" table:style-name="ta1">
        <table:table-column table:style-name="co1" table:default-cell-style-name="ce3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<text:span text:style-name="T1">Xseeds</text:span><text:span text:style-name="T2">管理者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企業担当者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Xseeds</text:span><text:span text:style-name="T4">担当者</text:span><text:span text:style-name="T5">_ALL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Xseeds</text:span><text:span text:style-name="T2">担当者リーダ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">Xseeds</text:span><text:span text:style-name="T7">担当者</text:span><text:span text:style-name="T8">_</text:span><text:span text:style-name="T7">日本人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1">IT</text:span><text:span text:style-name="T2">日本語教師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営業</text:p>
          </table:table-cell>
          <table:table-cell table:number-columns-repeated="63"/>
        </table:table-row>
        <table:table-row table:style-name="ro2">
          <table:table-cell table:style-name="ce1" office:value-type="string" calcext:value-type="string">
            <text:p>Biz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Xseeds</text:span><text:span text:style-name="T4">担当者</text:span><text:span text:style-name="T5">_TC</text:span>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6">Xseeds</text:span><text:span text:style-name="T7">担当者</text:span><text:span text:style-name="T8">_</text:span><text:span text:style-name="T7">ベトナム人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面接コンサルタント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レビュアー</text:p>
          </table:table-cell>
          <table:table-cell table:number-columns-repeated="63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1:49:22.607968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1:13:35.855439583</meta:creation-date>
    <dc:date>2022-01-13T11:49:36.262705943</dc:date>
    <meta:editing-duration>PT27S</meta:editing-duration>
    <meta:editing-cycles>2</meta:editing-cycles>
    <meta:generator>LibreOffice/6.4.7.2$Linux_X86_64 LibreOffice_project/40$Build-2</meta:generator>
    <meta:document-statistic meta:table-count="1" meta:cell-count="12" meta:object-count="0"/>
  </office:meta>
</office:document-meta>
</file>